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28.24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23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4.04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</style:style>
    <style:style style:name="ce4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53">
      <style:table-cell-properties fo:background-color="#ffffff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6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</style:style>
    <style:style style:name="ce17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 style:data-style-name="N15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158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 style:data-style-name="N154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font-size="8pt" fo:font-weight="normal" style:text-underline-style="none" style:text-underline-color="font-color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fo:color="#0000ff" fo:font-size="8pt" fo:font-weight="normal" style:text-underline-style="solid" style:text-underline-width="auto" style:text-underline-color="font-color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1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3.0 ( </text:span><text:span text:style-name="T2">http://www.obba.info/</text:span><text:span text:style-name="T3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9" office:value-type="string" calcext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10" table:formula="of:=TRUE()" office:value-type="boolean" office:boolean-value="true" calcext:value-type="boolean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 calcext:value-type="float">
            <text:p>TRUE</text:p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git/finmath-spreadsheets/spreadsheets/Caplets/lib" calcext:value-type="string">
            <text:p>/Users/fries/git/finmath-spreadsheets/spreadsheets/Caplets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ba Version</text:p>
          </table:table-cell>
          <table:table-cell table:style-name="ce4"/>
          <table:table-cell/>
          <table:table-cell table:style-name="ce4" office:value-type="string" calcext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style-name="ce8" table:formula="of:=IF(ISERROR([.F12]);NA();&quot;&quot;)">
            <text:p/>
          </table:table-cell>
          <table:table-cell table:number-columns-repeated="251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formula="of:=INFO.OBBA.OBBA.OBGETPROPERTY(&quot;version&quot;)" office:value-type="string" office:string-value="6.1.0" calcext:value-type="string">
            <text:p>6.1.0</text:p>
          </table:table-cell>
          <table:table-cell table:number-columns-repeated="253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onteCarloBlackScholes" table:style-name="ta2" table:print="false">
        <office:forms form:automatic-focus="false" form:apply-design-mode="false"/>
        <table:table-column table:style-name="co6" table:default-cell-style-name="ce12"/>
        <table:table-column table:style-name="co7" table:number-columns-repeated="254" table:default-cell-style-name="ce12"/>
        <table:table-column table:style-name="co7" table:default-cell-style-name="ce28"/>
        <table:table-column table:style-name="co8" table:number-columns-repeated="768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13"/>
          <table:table-cell table:style-name="ce13" table:formula="of:=&quot;Monte Carlo Black Scholes Model: This sheet illustrates the use of the class &quot;&amp;[.F7]" office:value-type="string" office:string-value="Monte Carlo Black Scholes Model: This sheet illustrates the use of the class net.finmath.montecarlo.assetderivativevaluation.MonteCarloBlackScholesModel" calcext:value-type="string">
            <text:p>Monte Carlo Black Scholes Model: This sheet illustrates the use of the class net.finmath.montecarlo.assetderivativevaluation.MonteCarloBlackScholesModel</text:p>
          </table:table-cell>
          <table:table-cell table:style-name="ce13" table:number-columns-repeated="1022"/>
        </table:table-row>
        <table:table-row table:style-name="ro1">
          <table:table-cell table:style-name="ce14"/>
          <table:table-cell table:style-name="ce15" office:value-type="string" calcext:value-type="string">
            <text:p>Note: This sheet requires Obba 3.0 ( <text:span text:style-name="T4">http://www.obba.info/</text:span><text:span text:style-name="T3"> )</text:span></text:p>
          </table:table-cell>
          <table:table-cell table:style-name="ce14" table:number-columns-repeated="1022"/>
        </table:table-row>
        <table:table-row table:style-name="ro1">
          <table:table-cell table:style-name="ce14"/>
          <table:table-cell table:style-name="ce16"/>
          <table:table-cell table:style-name="ce14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Time Discretization</text:p>
          </table:table-cell>
          <table:table-cell table:style-name="ce17"/>
          <table:table-cell/>
          <table:table-cell table:style-name="ce17" office:value-type="string" calcext:value-type="string">
            <text:p>Monte Carlo Black Scholes Model</text:p>
          </table:table-cell>
          <table:table-cell table:style-name="ce17"/>
          <table:table-cell/>
          <table:table-cell table:style-name="ce17" office:value-type="string" calcext:value-type="string">
            <text:p>European Option</text:p>
          </table:table-cell>
          <table:table-cell table:style-name="ce17"/>
          <table:table-cell table:number-columns-repeated="1015"/>
        </table:table-row>
        <table:table-row table:style-name="ro4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time.TimeDiscretizationFromArray</text:p>
          </table:table-cell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assetderivativevaluation.MonteCarloBlackScholesModel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Parameters:</text:p>
          </table:table-cell>
          <table:table-cell table:style-name="ce18"/>
          <table:table-cell/>
          <table:table-cell table:style-name="ce18" office:value-type="string" calcext:value-type="string">
            <text:p>Parameters:</text:p>
          </table:table-cell>
          <table:table-cell table:style-name="ce18"/>
          <table:table-cell/>
          <table:table-cell table:style-name="ce18" office:value-type="string" calcext:value-type="string">
            <text:p>Parameters:</text:p>
          </table:table-cell>
          <table:table-cell table:style-name="ce18"/>
          <table:table-cell table:number-columns-repeated="1015"/>
        </table:table-row>
        <table:table-row table:style-name="ro5">
          <table:table-cell/>
          <table:table-cell table:style-name="ce19" table:formula="of:=INFO.OBBA.OBBA.OBMAKE(&quot;td.start&quot;;&quot;double&quot;;[.C9])" office:value-type="string" office:string-value="td.start &#10;[3644]" calcext:value-type="string">
            <text:p>td.start </text:p>
            <text:p>[3644]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[.B14]" office:value-type="string" office:string-value="timeDiscretization &#10;[3663]" calcext:value-type="string">
            <text:p>timeDiscretization </text:p>
            <text:p>[3663]</text:p>
          </table:table-cell>
          <table:table-cell table:number-columns-repeated="2"/>
          <table:table-cell table:style-name="ce19" table:formula="of:=INFO.OBBA.OBBA.OBMAKE(&quot;optionMaturity&quot;;&quot;double&quot;;[.I9])" office:value-type="string" office:string-value="optionMaturity &#10;[3643]" calcext:value-type="string">
            <text:p>optionMaturity </text:p>
            <text:p>[3643]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5"/>
        </table:table-row>
        <table:table-row table:style-name="ro5">
          <table:table-cell/>
          <table:table-cell table:style-name="ce19" table:formula="of:=INFO.OBBA.OBBA.OBMAKE(&quot;td.num&quot;;&quot;int&quot;;[.C10])" office:value-type="string" office:string-value="td.num &#10;[3645]" calcext:value-type="string">
            <text:p>td.num </text:p>
            <text:p>[3645]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9" table:formula="of:=INFO.OBBA.OBBA.OBMAKE(&quot;numberOfPaths&quot;;&quot;int&quot;;[.F10])" office:value-type="string" office:string-value="numberOfPaths &#10;[3647]" calcext:value-type="string">
            <text:p>numberOfPaths </text:p>
            <text:p>[3647]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9" table:formula="of:=INFO.OBBA.OBBA.OBMAKE(&quot;optionStrike&quot;;&quot;double&quot;;[.I10])" office:value-type="string" office:string-value="optionStrike &#10;[3652]" calcext:value-type="string">
            <text:p>optionStrike </text:p>
            <text:p>[3652]</text:p>
          </table:table-cell>
          <table:table-cell office:value-type="float" office:value="125" calcext:value-type="float">
            <text:p>125</text:p>
          </table:table-cell>
          <table:table-cell table:number-columns-repeated="1015"/>
        </table:table-row>
        <table:table-row table:style-name="ro5">
          <table:table-cell/>
          <table:table-cell table:style-name="ce19" table:formula="of:=INFO.OBBA.OBBA.OBMAKE(&quot;td.step&quot;;&quot;double&quot;;[.C11])" office:value-type="string" office:string-value="td.step &#10;[3646]" calcext:value-type="string">
            <text:p>td.step </text:p>
            <text:p>[3646]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19" table:formula="of:=INFO.OBBA.OBBA.OBMAKE(&quot;initialValue&quot;;&quot;double&quot;;[.F11])" office:value-type="string" office:string-value="initialValue &#10;[3648]" calcext:value-type="string">
            <text:p>initialValue </text:p>
            <text:p>[3648]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19" table:formula="of:=INFO.OBBA.OBBA.OBMAKE(&quot;riskFreeRate&quot;;&quot;double&quot;;[.F12])" office:value-type="string" office:string-value="riskFreeRate &#10;[3649]" calcext:value-type="string">
            <text:p>riskFreeRate </text:p>
            <text:p>[3649]</text:p>
          </table:table-cell>
          <table:table-cell table:style-name="ce23" office:value-type="percentage" office:value="0.05" calcext:value-type="percentage">
            <text:p>5%</text:p>
          </table:table-cell>
          <table:table-cell/>
          <table:table-cell table:style-name="ce18" office:value-type="string" calcext:value-type="string">
            <text:p>Object:</text:p>
          </table:table-cell>
          <table:table-cell table:style-name="ce18"/>
          <table:table-cell table:number-columns-repeated="1015"/>
        </table:table-row>
        <table:table-row table:style-name="ro5">
          <table:table-cell/>
          <table:table-cell table:style-name="ce18" office:value-type="string" calcext:value-type="string">
            <text:p>Object:</text:p>
          </table:table-cell>
          <table:table-cell table:style-name="ce18"/>
          <table:table-cell/>
          <table:table-cell table:style-name="ce19" table:formula="of:=INFO.OBBA.OBBA.OBMAKE(&quot;volatility&quot;;&quot;double&quot;;[.F13])" office:value-type="string" office:string-value="volatility &#10;[3650]" calcext:value-type="string">
            <text:p>volatility </text:p>
            <text:p>[3650]</text:p>
          </table:table-cell>
          <table:table-cell table:style-name="ce24" office:value-type="percentage" office:value="0.2" calcext:value-type="percentage">
            <text:p>20%</text:p>
          </table:table-cell>
          <table:table-cell/>
          <table:table-cell table:style-name="ce19" table:formula="of:=INFO.OBBA.OBBA.OBMAKE(&quot;europeanOption&quot;;obLibs&amp;&quot;net.finmath.montecarlo.assetderivativevaluation.products.EuropeanOption&quot;;[.H9:.H10])" office:value-type="string" office:string-value="europeanOption &#10;[3653]" calcext:value-type="string">
            <text:p>europeanOption </text:p>
            <text:p>[3653]</text:p>
          </table:table-cell>
          <table:table-cell table:number-columns-repeated="1016"/>
        </table:table-row>
        <table:table-row table:style-name="ro6">
          <table:table-cell/>
          <table:table-cell table:style-name="ce19" table:formula="of:=INFO.OBBA.OBBA.OBMAKE(&quot;timeDiscretization&quot;;obLibs&amp;[.C7];[.B9:.B11])" office:value-type="string" office:string-value="timeDiscretization &#10;[3663]" calcext:value-type="string">
            <text:p>timeDiscretization </text:p>
            <text:p>[3663]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18" office:value-type="string" calcext:value-type="string">
            <text:p>Object:</text:p>
          </table:table-cell>
          <table:table-cell table:style-name="ce18"/>
          <table:table-cell table:number-columns-repeated="1018"/>
        </table:table-row>
        <table:table-row table:style-name="ro6">
          <table:table-cell table:number-columns-repeated="4"/>
          <table:table-cell table:style-name="ce19" table:formula="of:=INFO.OBBA.OBBA.OBMAKE(&quot;monteCarloBlackScholes&quot;;obLibs&amp;[.F7];[.E9:.E13])" office:value-type="string" office:string-value="monteCarloBlackScholes &#10;[3664]" calcext:value-type="string">
            <text:p>monteCarloBlackScholes </text:p>
            <text:p>[3664]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25" office:value-type="string" calcext:value-type="string">
            <text:p>Result</text:p>
          </table:table-cell>
          <table:table-cell table:style-name="ce2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6" office:value-type="string" calcext:value-type="string">
            <text:p>Value:</text:p>
          </table:table-cell>
          <table:table-cell table:style-name="ce27" table:formula="of:=INFO.OBBA.OBBA.OBGET(INFO.OBBA.OBBA.OBCALL(&quot;&quot;;[.H13];&quot;getValue&quot;;[.$E$16]))" office:value-type="float" office:value="18.4932026392564" calcext:value-type="float">
            <text:p>18,493</text:p>
          </table:table-cell>
          <table:table-cell table:formula="of:=INFO.OBBA.OBBA.OBGET(INFO.OBBA.OBBA.OBCALL(&quot;&quot;;[.H13];&quot;getValues&quot;;[.$E$16]))" office:value-type="string" office:string-value="{error=0.3424158760108709, value=18.49320263925636}" calcext:value-type="string">
            <text:p>{error=0.3424158760108709, value=18.49320263925636}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6" office:value-type="string" calcext:value-type="string">
            <text:p>Analytic Benchmark Value:</text:p>
          </table:table-cell>
          <table:table-cell table:style-name="ce27" table:formula="of:=INFO.OBBA.OBBA.OBGET(INFO.OBBA.OBBA.OBCALL(&quot;&quot;;obLibs&amp;&quot;net.finmath.functions.AnalyticFormulas&quot;;&quot;blackScholesOptionValue&quot;;[.E11];[.E12];[.E13];[.H9];[.H10]))" office:value-type="float" office:value="18.8151403570351" calcext:value-type="float">
            <text:p>18,815</text:p>
          </table:table-cell>
          <table:table-cell table:number-columns-repeated="1015"/>
        </table:table-row>
        <table:table-row table:style-name="ro1">
          <table:table-cell table:number-columns-repeated="4"/>
          <table:table-cell>
            <draw:frame table:end-cell-address="MonteCarloBlackScholes.H36" table:end-x="0.04mm" table:end-y="0.25mm" draw:z-index="1" draw:name="Chart 2" draw:style-name="gr1" draw:text-style-name="P1" svg:width="84.71mm" svg:height="60.02mm" svg:x="0.07mm" svg:y="3.73mm">
              <draw:object draw:notify-on-update-of-ranges="MonteCarloBlackScholes.E39:MonteCarloBlackScholes.E59 MonteCarloBlackScholes.F39:MonteCarloBlackScholes.F5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Default">
            <draw:frame table:end-cell-address="MonteCarloBlackScholes.K36" table:end-x="0.03mm" table:end-y="0.25mm" draw:z-index="0" draw:name="Chart 1" draw:style-name="gr1" draw:text-style-name="P1" svg:width="84.7mm" svg:height="60.02mm" svg:x="0.07mm" svg:y="3.73mm">
              <draw:object draw:notify-on-update-of-ranges="MonteCarloBlackScholes.B39:MonteCarloBlackScholes.B288 MonteCarloBlackScholes.C39:MonteCarloBlackScholes.C28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1015"/>
        </table:table-row>
        <table:table-row table:style-name="ro1" table:number-rows-repeated="15">
          <table:table-cell table:number-columns-repeated="1024"/>
        </table:table-row>
        <table:table-row table:style-name="ro5">
          <table:table-cell/>
          <table:table-cell table:style-name="ce19" table:formula="of:=INFO.OBBA.OBBA.OBCALL(&quot;underlyingValue&quot;;[.E16];&quot;getAssetValue&quot;;[.H9];INFO.OBBA.OBBA.OBMAKE(&quot;&quot;;&quot;int&quot;;0))" office:value-type="string" office:string-value="underlyingValue &#10;[3668]" calcext:value-type="string">
            <text:p>underlyingValue </text:p>
            <text:p>[3668]</text:p>
          </table:table-cell>
          <table:table-cell table:style-name="ce19" table:formula="of:=INFO.OBBA.OBBA.OBCALL(&quot;optionValues&quot;;[.H13];&quot;getValue&quot;;INFO.OBBA.OBBA.OBMAKE(&quot;&quot;;&quot;double&quot;;0);[.$E$16])" office:value-type="string" office:string-value="optionValues &#10;[3670]" calcext:value-type="string">
            <text:p>optionValues </text:p>
            <text:p>[3670]</text:p>
          </table:table-cell>
          <table:table-cell table:number-columns-repeated="1021"/>
        </table:table-row>
        <table:table-row table:style-name="ro1">
          <table:table-cell table:number-columns-repeated="4"/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Histogram</text:p>
          </table:table-cell>
          <table:table-cell table:number-columns-repeated="1018"/>
        </table:table-row>
        <table:table-row table:style-name="ro1">
          <table:table-cell/>
          <table:table-cell table:style-name="ce20" table:number-matrix-columns-spanned="1" table:number-matrix-rows-spanned="250" table:formula="of:=TRANSPOSE(INFO.OBBA.OBBA.OBGET(INFO.OBBA.OBBA.OBCALL(&quot;&quot;;[.B37];&quot;getRealizations&quot;)))" office:value-type="float" office:value="309.056998480871" calcext:value-type="float">
            <text:p>309,1</text:p>
          </table:table-cell>
          <table:table-cell table:style-name="ce20" table:number-matrix-columns-spanned="1" table:number-matrix-rows-spanned="250" table:formula="of:=TRANSPOSE(INFO.OBBA.OBBA.OBGET(INFO.OBBA.OBBA.OBCALL(&quot;&quot;;[.C37];&quot;getRealizations&quot;)))" office:value-type="float" office:value="143.343734546675" calcext:value-type="float">
            <text:p>143,3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1" table:number-matrix-columns-spanned="1" table:number-matrix-rows-spanned="21" table:formula="of:=FREQUENCY([.B39:.B288];[.E39:.E5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59.9487694043639" calcext:value-type="float">
            <text:p>59,9</text:p>
          </table:table-cell>
          <table:table-cell table:style-name="ce20" office:value-type="float" office:value="0" calcext:value-type="float">
            <text:p>0,0</text:p>
          </table:table-cell>
          <table:table-cell/>
          <table:table-cell table:style-name="ce21" table:formula="of:=[.E39]+[.$E$38]" office:value-type="float" office:value="15" calcext:value-type="float">
            <text:p>1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76.5968197334578" calcext:value-type="float">
            <text:p>76,6</text:p>
          </table:table-cell>
          <table:table-cell table:style-name="ce20" office:value-type="float" office:value="0" calcext:value-type="float">
            <text:p>0,0</text:p>
          </table:table-cell>
          <table:table-cell/>
          <table:table-cell table:style-name="ce21" table:formula="of:=[.E40]+[.$E$38]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222.068668906819" calcext:value-type="float">
            <text:p>222,1</text:p>
          </table:table-cell>
          <table:table-cell table:style-name="ce20" office:value-type="float" office:value="75.5971553563298" calcext:value-type="float">
            <text:p>75,6</text:p>
          </table:table-cell>
          <table:table-cell/>
          <table:table-cell table:style-name="ce21" table:formula="of:=[.E41]+[.$E$38]" office:value-type="float" office:value="45" calcext:value-type="float">
            <text:p>4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46.0529853520923" calcext:value-type="float">
            <text:p>46,1</text:p>
          </table:table-cell>
          <table:table-cell table:style-name="ce20" office:value-type="float" office:value="0" calcext:value-type="float">
            <text:p>0,0</text:p>
          </table:table-cell>
          <table:table-cell/>
          <table:table-cell table:style-name="ce21" table:formula="of:=[.E42]+[.$E$38]" office:value-type="float" office:value="60" calcext:value-type="float">
            <text:p>60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25.307229014511" calcext:value-type="float">
            <text:p>125,3</text:p>
          </table:table-cell>
          <table:table-cell table:style-name="ce20" office:value-type="float" office:value="0.23927019708333" calcext:value-type="float">
            <text:p>0,2</text:p>
          </table:table-cell>
          <table:table-cell/>
          <table:table-cell table:style-name="ce21" table:formula="of:=[.E43]+[.$E$38]" office:value-type="float" office:value="75" calcext:value-type="float">
            <text:p>75</text:p>
          </table:table-cell>
          <table:table-cell table:style-name="ce21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84.3788812780234" calcext:value-type="float">
            <text:p>84,4</text:p>
          </table:table-cell>
          <table:table-cell table:style-name="ce20" office:value-type="float" office:value="0" calcext:value-type="float">
            <text:p>0,0</text:p>
          </table:table-cell>
          <table:table-cell/>
          <table:table-cell table:style-name="ce21" table:formula="of:=[.E44]+[.$E$38]" office:value-type="float" office:value="90" calcext:value-type="float">
            <text:p>90</text:p>
          </table:table-cell>
          <table:table-cell table:style-name="ce21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11.012793615087" calcext:value-type="float">
            <text:p>111,0</text:p>
          </table:table-cell>
          <table:table-cell table:style-name="ce20" office:value-type="float" office:value="0" calcext:value-type="float">
            <text:p>0,0</text:p>
          </table:table-cell>
          <table:table-cell/>
          <table:table-cell table:style-name="ce21" table:formula="of:=[.E45]+[.$E$38]" office:value-type="float" office:value="105" calcext:value-type="float">
            <text:p>105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66.2769488033389" calcext:value-type="float">
            <text:p>66,3</text:p>
          </table:table-cell>
          <table:table-cell table:style-name="ce20" office:value-type="float" office:value="0" calcext:value-type="float">
            <text:p>0,0</text:p>
          </table:table-cell>
          <table:table-cell/>
          <table:table-cell table:style-name="ce21" table:formula="of:=[.E46]+[.$E$38]" office:value-type="float" office:value="120" calcext:value-type="float">
            <text:p>120</text:p>
          </table:table-cell>
          <table:table-cell table:style-name="ce21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85.4718852071058" calcext:value-type="float">
            <text:p>85,5</text:p>
          </table:table-cell>
          <table:table-cell table:style-name="ce20" office:value-type="float" office:value="0" calcext:value-type="float">
            <text:p>0,0</text:p>
          </table:table-cell>
          <table:table-cell/>
          <table:table-cell table:style-name="ce21" table:formula="of:=[.E47]+[.$E$38]" office:value-type="float" office:value="135" calcext:value-type="float">
            <text:p>135</text:p>
          </table:table-cell>
          <table:table-cell table:style-name="ce21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16.165585879246" calcext:value-type="float">
            <text:p>116,2</text:p>
          </table:table-cell>
          <table:table-cell table:style-name="ce20" office:value-type="float" office:value="0" calcext:value-type="float">
            <text:p>0,0</text:p>
          </table:table-cell>
          <table:table-cell/>
          <table:table-cell table:style-name="ce21" table:formula="of:=[.E48]+[.$E$38]" office:value-type="float" office:value="150" calcext:value-type="float">
            <text:p>150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56.6304960055578" calcext:value-type="float">
            <text:p>56,6</text:p>
          </table:table-cell>
          <table:table-cell table:style-name="ce20" office:value-type="float" office:value="0" calcext:value-type="float">
            <text:p>0,0</text:p>
          </table:table-cell>
          <table:table-cell/>
          <table:table-cell table:style-name="ce21" table:formula="of:=[.E49]+[.$E$38]" office:value-type="float" office:value="165" calcext:value-type="float">
            <text:p>165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98.943874819569" calcext:value-type="float">
            <text:p>198,9</text:p>
          </table:table-cell>
          <table:table-cell table:style-name="ce20" office:value-type="float" office:value="57.5875476128147" calcext:value-type="float">
            <text:p>57,6</text:p>
          </table:table-cell>
          <table:table-cell/>
          <table:table-cell table:style-name="ce21" table:formula="of:=[.E50]+[.$E$38]" office:value-type="float" office:value="180" calcext:value-type="float">
            <text:p>180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83.065447749233" calcext:value-type="float">
            <text:p>183,1</text:p>
          </table:table-cell>
          <table:table-cell table:style-name="ce20" office:value-type="float" office:value="45.2214161764945" calcext:value-type="float">
            <text:p>45,2</text:p>
          </table:table-cell>
          <table:table-cell/>
          <table:table-cell table:style-name="ce21" table:formula="of:=[.E51]+[.$E$38]" office:value-type="float" office:value="195" calcext:value-type="float">
            <text:p>195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49.7864572562356" calcext:value-type="float">
            <text:p>49,8</text:p>
          </table:table-cell>
          <table:table-cell table:style-name="ce20" office:value-type="float" office:value="0" calcext:value-type="float">
            <text:p>0,0</text:p>
          </table:table-cell>
          <table:table-cell/>
          <table:table-cell table:style-name="ce21" table:formula="of:=[.E52]+[.$E$38]" office:value-type="float" office:value="210" calcext:value-type="float">
            <text:p>210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10.748490742699" calcext:value-type="float">
            <text:p>110,7</text:p>
          </table:table-cell>
          <table:table-cell table:style-name="ce20" office:value-type="float" office:value="0" calcext:value-type="float">
            <text:p>0,0</text:p>
          </table:table-cell>
          <table:table-cell/>
          <table:table-cell table:style-name="ce21" table:formula="of:=[.E53]+[.$E$38]" office:value-type="float" office:value="225" calcext:value-type="float">
            <text:p>225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01.26043804179" calcext:value-type="float">
            <text:p>101,3</text:p>
          </table:table-cell>
          <table:table-cell table:style-name="ce20" office:value-type="float" office:value="0" calcext:value-type="float">
            <text:p>0,0</text:p>
          </table:table-cell>
          <table:table-cell/>
          <table:table-cell table:style-name="ce21" table:formula="of:=[.E54]+[.$E$38]" office:value-type="float" office:value="240" calcext:value-type="float">
            <text:p>24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86.418235305366" calcext:value-type="float">
            <text:p>86,4</text:p>
          </table:table-cell>
          <table:table-cell table:style-name="ce20" office:value-type="float" office:value="0" calcext:value-type="float">
            <text:p>0,0</text:p>
          </table:table-cell>
          <table:table-cell/>
          <table:table-cell table:style-name="ce21" table:formula="of:=[.E55]+[.$E$38]" office:value-type="float" office:value="255" calcext:value-type="float">
            <text:p>25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77.3227126658305" calcext:value-type="float">
            <text:p>77,3</text:p>
          </table:table-cell>
          <table:table-cell table:style-name="ce20" office:value-type="float" office:value="0" calcext:value-type="float">
            <text:p>0,0</text:p>
          </table:table-cell>
          <table:table-cell/>
          <table:table-cell table:style-name="ce21" table:formula="of:=[.E56]+[.$E$38]" office:value-type="float" office:value="270" calcext:value-type="float">
            <text:p>270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62.5094014982714" calcext:value-type="float">
            <text:p>62,5</text:p>
          </table:table-cell>
          <table:table-cell table:style-name="ce20" office:value-type="float" office:value="0" calcext:value-type="float">
            <text:p>0,0</text:p>
          </table:table-cell>
          <table:table-cell/>
          <table:table-cell table:style-name="ce21" table:formula="of:=[.E57]+[.$E$38]" office:value-type="float" office:value="285" calcext:value-type="float">
            <text:p>285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67.4368322056444" calcext:value-type="float">
            <text:p>67,4</text:p>
          </table:table-cell>
          <table:table-cell table:style-name="ce20" office:value-type="float" office:value="0" calcext:value-type="float">
            <text:p>0,0</text:p>
          </table:table-cell>
          <table:table-cell/>
          <table:table-cell table:style-name="ce21" table:formula="of:=[.E58]+[.$E$38]" office:value-type="float" office:value="300" calcext:value-type="float">
            <text:p>30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13.509770911978" calcext:value-type="float">
            <text:p>113,5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8.4591649254013" calcext:value-type="float">
            <text:p>78,5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3.740482604354" calcext:value-type="float">
            <text:p>123,7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1.089612318806" calcext:value-type="float">
            <text:p>131,1</text:p>
          </table:table-cell>
          <table:table-cell table:style-name="ce20" office:value-type="float" office:value="4.74259484248758" calcext:value-type="float">
            <text:p>4,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7.884234127637" calcext:value-type="float">
            <text:p>117,9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58.481263912654" calcext:value-type="float">
            <text:p>258,5</text:p>
          </table:table-cell>
          <table:table-cell table:style-name="ce20" office:value-type="float" office:value="103.955312860536" calcext:value-type="float">
            <text:p>104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8.704190738973" calcext:value-type="float">
            <text:p>208,7</text:p>
          </table:table-cell>
          <table:table-cell table:style-name="ce20" office:value-type="float" office:value="65.1888892938707" calcext:value-type="float">
            <text:p>65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8.6817506711611" calcext:value-type="float">
            <text:p>68,7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1.9631441725" calcext:value-type="float">
            <text:p>102,0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9.573245117528" calcext:value-type="float">
            <text:p>149,6</text:p>
          </table:table-cell>
          <table:table-cell table:style-name="ce20" office:value-type="float" office:value="19.1376625401364" calcext:value-type="float">
            <text:p>19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6.5182227118561" calcext:value-type="float">
            <text:p>56,5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6.597755207944" calcext:value-type="float">
            <text:p>146,6</text:p>
          </table:table-cell>
          <table:table-cell table:style-name="ce20" office:value-type="float" office:value="16.820348668531" calcext:value-type="float">
            <text:p>16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7.310327286282" calcext:value-type="float">
            <text:p>127,3</text:p>
          </table:table-cell>
          <table:table-cell table:style-name="ce20" office:value-type="float" office:value="1.79928469970741" calcext:value-type="float">
            <text:p>1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1.504377563077" calcext:value-type="float">
            <text:p>161,5</text:p>
          </table:table-cell>
          <table:table-cell table:style-name="ce20" office:value-type="float" office:value="28.4296378316586" calcext:value-type="float">
            <text:p>28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95.864555497545" calcext:value-type="float">
            <text:p>195,9</text:p>
          </table:table-cell>
          <table:table-cell table:style-name="ce20" office:value-type="float" office:value="55.1893713134951" calcext:value-type="float">
            <text:p>55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9.0862552145758" calcext:value-type="float">
            <text:p>79,1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8.984932527738" calcext:value-type="float">
            <text:p>159,0</text:p>
          </table:table-cell>
          <table:table-cell table:style-name="ce20" office:value-type="float" office:value="26.467492065231" calcext:value-type="float">
            <text:p>26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78.542121535402" calcext:value-type="float">
            <text:p>278,5</text:p>
          </table:table-cell>
          <table:table-cell table:style-name="ce20" office:value-type="float" office:value="119.578724486216" calcext:value-type="float">
            <text:p>119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8.4843571033246" calcext:value-type="float">
            <text:p>78,5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0.9512043817369" calcext:value-type="float">
            <text:p>81,0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1.432787484972" calcext:value-type="float">
            <text:p>101,4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5.2248351018009" calcext:value-type="float">
            <text:p>85,2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0.978997482106" calcext:value-type="float">
            <text:p>161,0</text:p>
          </table:table-cell>
          <table:table-cell table:style-name="ce20" office:value-type="float" office:value="28.0204714131882" calcext:value-type="float">
            <text:p>28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5.103370109154" calcext:value-type="float">
            <text:p>135,1</text:p>
          </table:table-cell>
          <table:table-cell table:style-name="ce20" office:value-type="float" office:value="7.86851255266935" calcext:value-type="float">
            <text:p>7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8.731508780597" calcext:value-type="float">
            <text:p>108,7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8.2342105596075" calcext:value-type="float">
            <text:p>68,2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98.520930754207" calcext:value-type="float">
            <text:p>198,5</text:p>
          </table:table-cell>
          <table:table-cell table:style-name="ce20" office:value-type="float" office:value="57.2581584435147" calcext:value-type="float">
            <text:p>57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15.860628617724" calcext:value-type="float">
            <text:p>215,9</text:p>
          </table:table-cell>
          <table:table-cell table:style-name="ce20" office:value-type="float" office:value="70.7623287178437" calcext:value-type="float">
            <text:p>70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335.760208482435" calcext:value-type="float">
            <text:p>335,8</text:p>
          </table:table-cell>
          <table:table-cell table:style-name="ce20" office:value-type="float" office:value="164.140215406413" calcext:value-type="float">
            <text:p>164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8.8871980148642" calcext:value-type="float">
            <text:p>98,9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1.7636804477435" calcext:value-type="float">
            <text:p>51,8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8.184739444374" calcext:value-type="float">
            <text:p>128,2</text:p>
          </table:table-cell>
          <table:table-cell table:style-name="ce20" office:value-type="float" office:value="2.48027757315713" calcext:value-type="float">
            <text:p>2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0.10166070544" calcext:value-type="float">
            <text:p>120,1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8.937529873835" calcext:value-type="float">
            <text:p>188,9</text:p>
          </table:table-cell>
          <table:table-cell table:style-name="ce20" office:value-type="float" office:value="49.794598333394" calcext:value-type="float">
            <text:p>49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0.3775313027267" calcext:value-type="float">
            <text:p>50,4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0.990643129536" calcext:value-type="float">
            <text:p>121,0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5.8329183395762" calcext:value-type="float">
            <text:p>55,8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4.2238204876231" calcext:value-type="float">
            <text:p>84,2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3.171838677456" calcext:value-type="float">
            <text:p>133,2</text:p>
          </table:table-cell>
          <table:table-cell table:style-name="ce20" office:value-type="float" office:value="6.3642343611358" calcext:value-type="float">
            <text:p>6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2.9945397367925" calcext:value-type="float">
            <text:p>73,0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9.829397150269" calcext:value-type="float">
            <text:p>189,8</text:p>
          </table:table-cell>
          <table:table-cell table:style-name="ce20" office:value-type="float" office:value="50.4891852666766" calcext:value-type="float">
            <text:p>50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6.101397087088" calcext:value-type="float">
            <text:p>106,1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4.406721169149" calcext:value-type="float">
            <text:p>164,4</text:p>
          </table:table-cell>
          <table:table-cell table:style-name="ce20" office:value-type="float" office:value="30.6899853048098" calcext:value-type="float">
            <text:p>30,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5.691678302595" calcext:value-type="float">
            <text:p>135,7</text:p>
          </table:table-cell>
          <table:table-cell table:style-name="ce20" office:value-type="float" office:value="8.32668743440857" calcext:value-type="float">
            <text:p>8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6.0018164333" calcext:value-type="float">
            <text:p>116,0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99.148712754966" calcext:value-type="float">
            <text:p>199,1</text:p>
          </table:table-cell>
          <table:table-cell table:style-name="ce20" office:value-type="float" office:value="57.7470755573043" calcext:value-type="float">
            <text:p>57,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8.111478444961" calcext:value-type="float">
            <text:p>148,1</text:p>
          </table:table-cell>
          <table:table-cell table:style-name="ce20" office:value-type="float" office:value="17.9992375108732" calcext:value-type="float">
            <text:p>18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6.671907562846" calcext:value-type="float">
            <text:p>136,7</text:p>
          </table:table-cell>
          <table:table-cell table:style-name="ce20" office:value-type="float" office:value="9.09009074988187" calcext:value-type="float">
            <text:p>9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6.501041611234" calcext:value-type="float">
            <text:p>126,5</text:p>
          </table:table-cell>
          <table:table-cell table:style-name="ce20" office:value-type="float" office:value="1.16901238225148" calcext:value-type="float">
            <text:p>1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94.409947308376" calcext:value-type="float">
            <text:p>294,4</text:p>
          </table:table-cell>
          <table:table-cell table:style-name="ce20" office:value-type="float" office:value="131.936599623849" calcext:value-type="float">
            <text:p>131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2.749855208964" calcext:value-type="float">
            <text:p>182,7</text:p>
          </table:table-cell>
          <table:table-cell table:style-name="ce20" office:value-type="float" office:value="44.9756324590012" calcext:value-type="float">
            <text:p>45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7.75645872597" calcext:value-type="float">
            <text:p>157,8</text:p>
          </table:table-cell>
          <table:table-cell table:style-name="ce20" office:value-type="float" office:value="25.5107557064314" calcext:value-type="float">
            <text:p>25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4.847513869885" calcext:value-type="float">
            <text:p>84,8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4.022514802681" calcext:value-type="float">
            <text:p>164,0</text:p>
          </table:table-cell>
          <table:table-cell table:style-name="ce20" office:value-type="float" office:value="30.3907650857433" calcext:value-type="float">
            <text:p>30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9.655044395936" calcext:value-type="float">
            <text:p>179,7</text:p>
          </table:table-cell>
          <table:table-cell table:style-name="ce20" office:value-type="float" office:value="42.5653913743572" calcext:value-type="float">
            <text:p>42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9.52707158577" calcext:value-type="float">
            <text:p>159,5</text:p>
          </table:table-cell>
          <table:table-cell table:style-name="ce20" office:value-type="float" office:value="26.8897103881602" calcext:value-type="float">
            <text:p>26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9.353178588422" calcext:value-type="float">
            <text:p>79,4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3.3694975194325" calcext:value-type="float">
            <text:p>63,4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95.459793124514" calcext:value-type="float">
            <text:p>195,5</text:p>
          </table:table-cell>
          <table:table-cell table:style-name="ce20" office:value-type="float" office:value="54.8741420604203" calcext:value-type="float">
            <text:p>54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1.195778315128" calcext:value-type="float">
            <text:p>101,2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1.1230539611018" calcext:value-type="float">
            <text:p>81,1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1.761349851893" calcext:value-type="float">
            <text:p>121,8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3.827772677564" calcext:value-type="float">
            <text:p>203,8</text:p>
          </table:table-cell>
          <table:table-cell table:style-name="ce20" office:value-type="float" office:value="61.3911310890612" calcext:value-type="float">
            <text:p>61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6.904440775848" calcext:value-type="float">
            <text:p>206,9</text:p>
          </table:table-cell>
          <table:table-cell table:style-name="ce20" office:value-type="float" office:value="63.7872426132561" calcext:value-type="float">
            <text:p>63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96.986279893295" calcext:value-type="float">
            <text:p>197,0</text:p>
          </table:table-cell>
          <table:table-cell table:style-name="ce20" office:value-type="float" office:value="56.0629711512951" calcext:value-type="float">
            <text:p>56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4.447555348525" calcext:value-type="float">
            <text:p>154,4</text:p>
          </table:table-cell>
          <table:table-cell table:style-name="ce20" office:value-type="float" office:value="22.9337791649694" calcext:value-type="float">
            <text:p>22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9.8228711428225" calcext:value-type="float">
            <text:p>89,8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7.667582653754" calcext:value-type="float">
            <text:p>67,7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8.0136781266774" calcext:value-type="float">
            <text:p>98,0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3.2687550306141" calcext:value-type="float">
            <text:p>73,3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8.861372481551" calcext:value-type="float">
            <text:p>118,9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7.19336964843" calcext:value-type="float">
            <text:p>207,2</text:p>
          </table:table-cell>
          <table:table-cell table:style-name="ce20" office:value-type="float" office:value="64.0122606454746" calcext:value-type="float">
            <text:p>64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4.329166862991" calcext:value-type="float">
            <text:p>114,3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20.632696325837" calcext:value-type="float">
            <text:p>220,6</text:p>
          </table:table-cell>
          <table:table-cell table:style-name="ce20" office:value-type="float" office:value="74.4788187857917" calcext:value-type="float">
            <text:p>74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2.5516941921532" calcext:value-type="float">
            <text:p>62,6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4.610120788235" calcext:value-type="float">
            <text:p>124,6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0.4273651548952" calcext:value-type="float">
            <text:p>60,4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49.654281521168" calcext:value-type="float">
            <text:p>49,7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26.647219701479" calcext:value-type="float">
            <text:p>226,6</text:p>
          </table:table-cell>
          <table:table-cell table:style-name="ce20" office:value-type="float" office:value="79.1629343005433" calcext:value-type="float">
            <text:p>79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9.458190894379" calcext:value-type="float">
            <text:p>109,5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6.7705513226936" calcext:value-type="float">
            <text:p>56,8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6.4065086132324" calcext:value-type="float">
            <text:p>66,4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8.027539163697" calcext:value-type="float">
            <text:p>148,0</text:p>
          </table:table-cell>
          <table:table-cell table:style-name="ce20" office:value-type="float" office:value="17.9338655328947" calcext:value-type="float">
            <text:p>17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8.1780325389436" calcext:value-type="float">
            <text:p>68,2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5.0402188741184" calcext:value-type="float">
            <text:p>95,0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6.553284562209" calcext:value-type="float">
            <text:p>166,6</text:p>
          </table:table-cell>
          <table:table-cell table:style-name="ce20" office:value-type="float" office:value="32.3617305562372" calcext:value-type="float">
            <text:p>32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7.114150835702" calcext:value-type="float">
            <text:p>107,1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2.8264814675954" calcext:value-type="float">
            <text:p>82,8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3.227684313991" calcext:value-type="float">
            <text:p>103,2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8.555176195401" calcext:value-type="float">
            <text:p>118,6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2.862704722385" calcext:value-type="float">
            <text:p>172,9</text:p>
          </table:table-cell>
          <table:table-cell table:style-name="ce20" office:value-type="float" office:value="37.2755119177089" calcext:value-type="float">
            <text:p>37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37.1439241131612" calcext:value-type="float">
            <text:p>37,1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9.94950749527" calcext:value-type="float">
            <text:p>179,9</text:p>
          </table:table-cell>
          <table:table-cell table:style-name="ce20" office:value-type="float" office:value="42.7947194667042" calcext:value-type="float">
            <text:p>42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4.5866591227033" calcext:value-type="float">
            <text:p>84,6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8.629565023456" calcext:value-type="float">
            <text:p>188,6</text:p>
          </table:table-cell>
          <table:table-cell table:style-name="ce20" office:value-type="float" office:value="49.5547550667602" calcext:value-type="float">
            <text:p>49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23.379162131339" calcext:value-type="float">
            <text:p>223,4</text:p>
          </table:table-cell>
          <table:table-cell table:style-name="ce20" office:value-type="float" office:value="76.6177685057953" calcext:value-type="float">
            <text:p>76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1.027286154752" calcext:value-type="float">
            <text:p>151,0</text:p>
          </table:table-cell>
          <table:table-cell table:style-name="ce20" office:value-type="float" office:value="20.2700708385445" calcext:value-type="float">
            <text:p>20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1.931746377335" calcext:value-type="float">
            <text:p>111,9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8.135302187504" calcext:value-type="float">
            <text:p>108,1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8.212520522614" calcext:value-type="float">
            <text:p>128,2</text:p>
          </table:table-cell>
          <table:table-cell table:style-name="ce20" office:value-type="float" office:value="2.5019134986451" calcext:value-type="float">
            <text:p>2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3.938284474528" calcext:value-type="float">
            <text:p>113,9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24.291605615278" calcext:value-type="float">
            <text:p>224,3</text:p>
          </table:table-cell>
          <table:table-cell table:style-name="ce20" office:value-type="float" office:value="77.328380205596" calcext:value-type="float">
            <text:p>77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4.789493634963" calcext:value-type="float">
            <text:p>184,8</text:p>
          </table:table-cell>
          <table:table-cell table:style-name="ce20" office:value-type="float" office:value="46.5641044623518" calcext:value-type="float">
            <text:p>46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9.547320599131" calcext:value-type="float">
            <text:p>129,5</text:p>
          </table:table-cell>
          <table:table-cell table:style-name="ce20" office:value-type="float" office:value="3.54145684348016" calcext:value-type="float">
            <text:p>3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7.56300342999" calcext:value-type="float">
            <text:p>137,6</text:p>
          </table:table-cell>
          <table:table-cell table:style-name="ce20" office:value-type="float" office:value="9.78407690900472" calcext:value-type="float">
            <text:p>9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7.9777030066083" calcext:value-type="float">
            <text:p>78,0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1.698382307219" calcext:value-type="float">
            <text:p>101,7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4.574489203618" calcext:value-type="float">
            <text:p>124,6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6.546242072456" calcext:value-type="float">
            <text:p>116,5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8.617583801986" calcext:value-type="float">
            <text:p>188,6</text:p>
          </table:table-cell>
          <table:table-cell table:style-name="ce20" office:value-type="float" office:value="49.5454240820976" calcext:value-type="float">
            <text:p>49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6.771513845129" calcext:value-type="float">
            <text:p>106,8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7.090522345857" calcext:value-type="float">
            <text:p>187,1</text:p>
          </table:table-cell>
          <table:table-cell table:style-name="ce20" office:value-type="float" office:value="48.3561474242662" calcext:value-type="float">
            <text:p>48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6.0563621092755" calcext:value-type="float">
            <text:p>66,1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4.9022660890661" calcext:value-type="float">
            <text:p>74,9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22.15172657285" calcext:value-type="float">
            <text:p>222,2</text:p>
          </table:table-cell>
          <table:table-cell table:style-name="ce20" office:value-type="float" office:value="75.6618407316744" calcext:value-type="float">
            <text:p>75,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0.411867509779" calcext:value-type="float">
            <text:p>170,4</text:p>
          </table:table-cell>
          <table:table-cell table:style-name="ce20" office:value-type="float" office:value="35.3667979773507" calcext:value-type="float">
            <text:p>35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329.223057432696" calcext:value-type="float">
            <text:p>329,2</text:p>
          </table:table-cell>
          <table:table-cell table:style-name="ce20" office:value-type="float" office:value="159.04907704982" calcext:value-type="float">
            <text:p>159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6.5842664202273" calcext:value-type="float">
            <text:p>96,6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7.830172312307" calcext:value-type="float">
            <text:p>117,8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8.826730357871" calcext:value-type="float">
            <text:p>178,8</text:p>
          </table:table-cell>
          <table:table-cell table:style-name="ce20" office:value-type="float" office:value="41.9202997528832" calcext:value-type="float">
            <text:p>41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3.1707816446744" calcext:value-type="float">
            <text:p>83,2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41.439777362537" calcext:value-type="float">
            <text:p>241,4</text:p>
          </table:table-cell>
          <table:table-cell table:style-name="ce20" office:value-type="float" office:value="90.6833897906037" calcext:value-type="float">
            <text:p>90,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9.371373563894" calcext:value-type="float">
            <text:p>139,4</text:p>
          </table:table-cell>
          <table:table-cell table:style-name="ce20" office:value-type="float" office:value="11.1924369853725" calcext:value-type="float">
            <text:p>11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4.320237186259" calcext:value-type="float">
            <text:p>134,3</text:p>
          </table:table-cell>
          <table:table-cell table:style-name="ce20" office:value-type="float" office:value="7.25860801906986" calcext:value-type="float">
            <text:p>7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9.411893748771" calcext:value-type="float">
            <text:p>189,4</text:p>
          </table:table-cell>
          <table:table-cell table:style-name="ce20" office:value-type="float" office:value="50.1640332906549" calcext:value-type="float">
            <text:p>50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58.81119668864" calcext:value-type="float">
            <text:p>258,8</text:p>
          </table:table-cell>
          <table:table-cell table:style-name="ce20" office:value-type="float" office:value="104.212264764835" calcext:value-type="float">
            <text:p>104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36.9970029867587" calcext:value-type="float">
            <text:p>37,0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0.2447858373412" calcext:value-type="float">
            <text:p>80,2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9.659700059704" calcext:value-type="float">
            <text:p>109,7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7.071329169423" calcext:value-type="float">
            <text:p>127,1</text:p>
          </table:table-cell>
          <table:table-cell table:style-name="ce20" office:value-type="float" office:value="1.61315277914555" calcext:value-type="float">
            <text:p>1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0.5163754723202" calcext:value-type="float">
            <text:p>90,5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2.938259316508" calcext:value-type="float">
            <text:p>122,9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7.393840554774" calcext:value-type="float">
            <text:p>117,4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8.519571896101" calcext:value-type="float">
            <text:p>108,5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8.062623313515" calcext:value-type="float">
            <text:p>88,1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46.5692462287566" calcext:value-type="float">
            <text:p>46,6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4.0855334161794" calcext:value-type="float">
            <text:p>74,1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3.629474990923" calcext:value-type="float">
            <text:p>143,6</text:p>
          </table:table-cell>
          <table:table-cell table:style-name="ce20" office:value-type="float" office:value="14.5086497111397" calcext:value-type="float">
            <text:p>14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3.1449102142143" calcext:value-type="float">
            <text:p>83,1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0.834813461722" calcext:value-type="float">
            <text:p>90,8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21.79125705556" calcext:value-type="float">
            <text:p>221,8</text:p>
          </table:table-cell>
          <table:table-cell table:style-name="ce20" office:value-type="float" office:value="75.3811067893357" calcext:value-type="float">
            <text:p>75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301.732526846635" calcext:value-type="float">
            <text:p>301,7</text:p>
          </table:table-cell>
          <table:table-cell table:style-name="ce20" office:value-type="float" office:value="137.639430302347" calcext:value-type="float">
            <text:p>137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4.086719878592" calcext:value-type="float">
            <text:p>104,1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9.7804983406978" calcext:value-type="float">
            <text:p>99,8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49.450914262562" calcext:value-type="float">
            <text:p>49,5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8.5354316151847" calcext:value-type="float">
            <text:p>78,5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13.333151311586" calcext:value-type="float">
            <text:p>213,3</text:p>
          </table:table-cell>
          <table:table-cell table:style-name="ce20" office:value-type="float" office:value="68.793927412628" calcext:value-type="float">
            <text:p>68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49.2961094356639" calcext:value-type="float">
            <text:p>49,3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2.786420186419" calcext:value-type="float">
            <text:p>102,8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7.769184856855" calcext:value-type="float">
            <text:p>137,8</text:p>
          </table:table-cell>
          <table:table-cell table:style-name="ce20" office:value-type="float" office:value="9.94465116570208" calcext:value-type="float">
            <text:p>9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6.293347635923" calcext:value-type="float">
            <text:p>176,3</text:p>
          </table:table-cell>
          <table:table-cell table:style-name="ce20" office:value-type="float" office:value="39.9472993052107" calcext:value-type="float">
            <text:p>39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5.4119041578684" calcext:value-type="float">
            <text:p>65,4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8.5440211981284" calcext:value-type="float">
            <text:p>98,5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7.879305279919" calcext:value-type="float">
            <text:p>157,9</text:p>
          </table:table-cell>
          <table:table-cell table:style-name="ce20" office:value-type="float" office:value="25.6064286988449" calcext:value-type="float">
            <text:p>25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5.35692019201" calcext:value-type="float">
            <text:p>125,4</text:p>
          </table:table-cell>
          <table:table-cell table:style-name="ce20" office:value-type="float" office:value="0.277969725031723" calcext:value-type="float">
            <text:p>0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37.984002548845" calcext:value-type="float">
            <text:p>538,0</text:p>
          </table:table-cell>
          <table:table-cell table:style-name="ce20" office:value-type="float" office:value="321.632264581003" calcext:value-type="float">
            <text:p>321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0.43082057634" calcext:value-type="float">
            <text:p>140,4</text:p>
          </table:table-cell>
          <table:table-cell table:style-name="ce20" office:value-type="float" office:value="12.0175351482882" calcext:value-type="float">
            <text:p>12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3.500861411445" calcext:value-type="float">
            <text:p>113,5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7.475204269295" calcext:value-type="float">
            <text:p>137,5</text:p>
          </table:table-cell>
          <table:table-cell table:style-name="ce20" office:value-type="float" office:value="9.71569885390293" calcext:value-type="float">
            <text:p>9,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2.078300469754" calcext:value-type="float">
            <text:p>102,1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94.610925588528" calcext:value-type="float">
            <text:p>194,6</text:p>
          </table:table-cell>
          <table:table-cell table:style-name="ce20" office:value-type="float" office:value="54.2130433586712" calcext:value-type="float">
            <text:p>54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56.238760980343" calcext:value-type="float">
            <text:p>256,2</text:p>
          </table:table-cell>
          <table:table-cell table:style-name="ce20" office:value-type="float" office:value="102.208849820812" calcext:value-type="float">
            <text:p>102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2.4121437833124" calcext:value-type="float">
            <text:p>72,4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5.787020538543" calcext:value-type="float">
            <text:p>175,8</text:p>
          </table:table-cell>
          <table:table-cell table:style-name="ce20" office:value-type="float" office:value="39.5529713652809" calcext:value-type="float">
            <text:p>39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25.69758841515" calcext:value-type="float">
            <text:p>225,7</text:p>
          </table:table-cell>
          <table:table-cell table:style-name="ce20" office:value-type="float" office:value="78.4233607111212" calcext:value-type="float">
            <text:p>78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9.532744978744" calcext:value-type="float">
            <text:p>149,5</text:p>
          </table:table-cell>
          <table:table-cell table:style-name="ce20" office:value-type="float" office:value="19.1061210003368" calcext:value-type="float">
            <text:p>19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7.6194356085289" calcext:value-type="float">
            <text:p>77,6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9.6956173251923" calcext:value-type="float">
            <text:p>79,7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3.650869490868" calcext:value-type="float">
            <text:p>143,7</text:p>
          </table:table-cell>
          <table:table-cell table:style-name="ce20" office:value-type="float" office:value="14.5253117644508" calcext:value-type="float">
            <text:p>14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8.303526068778" calcext:value-type="float">
            <text:p>118,3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4.181829543806" calcext:value-type="float">
            <text:p>174,2</text:p>
          </table:table-cell>
          <table:table-cell table:style-name="ce20" office:value-type="float" office:value="38.3028473616001" calcext:value-type="float">
            <text:p>38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4.600343664845" calcext:value-type="float">
            <text:p>74,6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9.157940662974" calcext:value-type="float">
            <text:p>209,2</text:p>
          </table:table-cell>
          <table:table-cell table:style-name="ce20" office:value-type="float" office:value="65.542270090001" calcext:value-type="float">
            <text:p>65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8.044081124157" calcext:value-type="float">
            <text:p>68,0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6.641658943814" calcext:value-type="float">
            <text:p>146,6</text:p>
          </table:table-cell>
          <table:table-cell table:style-name="ce20" office:value-type="float" office:value="16.8545409324068" calcext:value-type="float">
            <text:p>16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2.412279781407" calcext:value-type="float">
            <text:p>82,4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4.2527660048327" calcext:value-type="float">
            <text:p>84,3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4.352085836514" calcext:value-type="float">
            <text:p>164,4</text:p>
          </table:table-cell>
          <table:table-cell table:style-name="ce20" office:value-type="float" office:value="30.6474352649704" calcext:value-type="float">
            <text:p>30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5.617275149114" calcext:value-type="float">
            <text:p>145,6</text:p>
          </table:table-cell>
          <table:table-cell table:style-name="ce20" office:value-type="float" office:value="16.0567500309284" calcext:value-type="float">
            <text:p>16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4.065582978503" calcext:value-type="float">
            <text:p>154,1</text:p>
          </table:table-cell>
          <table:table-cell table:style-name="ce20" office:value-type="float" office:value="22.6362987840854" calcext:value-type="float">
            <text:p>22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9.1621291422158" calcext:value-type="float">
            <text:p>79,2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6.885302740066" calcext:value-type="float">
            <text:p>146,9</text:p>
          </table:table-cell>
          <table:table-cell table:style-name="ce20" office:value-type="float" office:value="17.0442909117183" calcext:value-type="float">
            <text:p>17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7.495469232642" calcext:value-type="float">
            <text:p>107,5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1.434643685321" calcext:value-type="float">
            <text:p>101,4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50.566078253108" calcext:value-type="float">
            <text:p>250,6</text:p>
          </table:table-cell>
          <table:table-cell table:style-name="ce20" office:value-type="float" office:value="97.7909600707256" calcext:value-type="float">
            <text:p>97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73.110449800583" calcext:value-type="float">
            <text:p>273,1</text:p>
          </table:table-cell>
          <table:table-cell table:style-name="ce20" office:value-type="float" office:value="115.348534285752" calcext:value-type="float">
            <text:p>115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3.416987686031" calcext:value-type="float">
            <text:p>153,4</text:p>
          </table:table-cell>
          <table:table-cell table:style-name="ce20" office:value-type="float" office:value="22.1311722624113" calcext:value-type="float">
            <text:p>22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22.639719471641" calcext:value-type="float">
            <text:p>222,6</text:p>
          </table:table-cell>
          <table:table-cell table:style-name="ce20" office:value-type="float" office:value="76.0418899833865" calcext:value-type="float">
            <text:p>76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3.881191885442" calcext:value-type="float">
            <text:p>143,9</text:p>
          </table:table-cell>
          <table:table-cell table:style-name="ce20" office:value-type="float" office:value="14.7046870257033" calcext:value-type="float">
            <text:p>14,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7.012291852101" calcext:value-type="float">
            <text:p>147,0</text:p>
          </table:table-cell>
          <table:table-cell table:style-name="ce20" office:value-type="float" office:value="17.1431901316124" calcext:value-type="float">
            <text:p>17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3.61817293518" calcext:value-type="float">
            <text:p>123,6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6.90899029123" calcext:value-type="float">
            <text:p>156,9</text:p>
          </table:table-cell>
          <table:table-cell table:style-name="ce20" office:value-type="float" office:value="24.8507466258274" calcext:value-type="float">
            <text:p>24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2.4233720734536" calcext:value-type="float">
            <text:p>82,4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6.9689054691376" calcext:value-type="float">
            <text:p>67,0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92.732546286105" calcext:value-type="float">
            <text:p>292,7</text:p>
          </table:table-cell>
          <table:table-cell table:style-name="ce20" office:value-type="float" office:value="130.63023839418" calcext:value-type="float">
            <text:p>130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9.199143239167" calcext:value-type="float">
            <text:p>159,2</text:p>
          </table:table-cell>
          <table:table-cell table:style-name="ce20" office:value-type="float" office:value="26.634319535034" calcext:value-type="float">
            <text:p>26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6.6715131323412" calcext:value-type="float">
            <text:p>96,7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7.26080403175" calcext:value-type="float">
            <text:p>117,3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1.717774191189" calcext:value-type="float">
            <text:p>141,7</text:p>
          </table:table-cell>
          <table:table-cell table:style-name="ce20" office:value-type="float" office:value="13.0198156313091" calcext:value-type="float">
            <text:p>13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43.4360270157166" calcext:value-type="float">
            <text:p>43,4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1.9434795368178" calcext:value-type="float">
            <text:p>71,9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9.829020361072" calcext:value-type="float">
            <text:p>129,8</text:p>
          </table:table-cell>
          <table:table-cell table:style-name="ce20" office:value-type="float" office:value="3.76084483867054" calcext:value-type="float">
            <text:p>3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7.871967221389" calcext:value-type="float">
            <text:p>107,9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0.257825398558" calcext:value-type="float">
            <text:p>170,3</text:p>
          </table:table-cell>
          <table:table-cell table:style-name="ce20" office:value-type="float" office:value="35.2468298605062" calcext:value-type="float">
            <text:p>35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1.2904627281319" calcext:value-type="float">
            <text:p>91,3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7.080346955014" calcext:value-type="float">
            <text:p>117,1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0.4715522471" calcext:value-type="float">
            <text:p>80,5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9.1725439562744" calcext:value-type="float">
            <text:p>89,2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3.6165471101974" calcext:value-type="float">
            <text:p>93,6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2.0034511493257" calcext:value-type="float">
            <text:p>72,0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2.327378016125" calcext:value-type="float">
            <text:p>122,3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2.22164618651" calcext:value-type="float">
            <text:p>132,2</text:p>
          </table:table-cell>
          <table:table-cell table:style-name="ce20" office:value-type="float" office:value="5.6242237051188" calcext:value-type="float">
            <text:p>5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5.917014077485" calcext:value-type="float">
            <text:p>135,9</text:p>
          </table:table-cell>
          <table:table-cell table:style-name="ce20" office:value-type="float" office:value="8.50217911234669" calcext:value-type="float">
            <text:p>8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1.729583321941" calcext:value-type="float">
            <text:p>131,7</text:p>
          </table:table-cell>
          <table:table-cell table:style-name="ce20" office:value-type="float" office:value="5.24100476087191" calcext:value-type="float">
            <text:p>5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2.924726571504" calcext:value-type="float">
            <text:p>152,9</text:p>
          </table:table-cell>
          <table:table-cell table:style-name="ce20" office:value-type="float" office:value="21.7477989209419" calcext:value-type="float">
            <text:p>21,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21.054490963873" calcext:value-type="float">
            <text:p>221,1</text:p>
          </table:table-cell>
          <table:table-cell table:style-name="ce20" office:value-type="float" office:value="74.8073127801898" calcext:value-type="float">
            <text:p>74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7.0065623754044" calcext:value-type="float">
            <text:p>57,0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3.432553102065" calcext:value-type="float">
            <text:p>113,4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6.25429575186" calcext:value-type="float">
            <text:p>156,3</text:p>
          </table:table-cell>
          <table:table-cell table:style-name="ce20" office:value-type="float" office:value="24.3408700058937" calcext:value-type="float">
            <text:p>24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3.254594910084" calcext:value-type="float">
            <text:p>163,3</text:p>
          </table:table-cell>
          <table:table-cell table:style-name="ce20" office:value-type="float" office:value="29.7927084720531" calcext:value-type="float">
            <text:p>29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0.4969783361604" calcext:value-type="float">
            <text:p>70,5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1.413611551123" calcext:value-type="float">
            <text:p>121,4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50.38549066392" calcext:value-type="float">
            <text:p>250,4</text:p>
          </table:table-cell>
          <table:table-cell table:style-name="ce20" office:value-type="float" office:value="97.6503183148534" calcext:value-type="float">
            <text:p>97,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7.256018020851" calcext:value-type="float">
            <text:p>127,3</text:p>
          </table:table-cell>
          <table:table-cell table:style-name="ce20" office:value-type="float" office:value="1.75698860126187" calcext:value-type="float">
            <text:p>1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8.522393128156" calcext:value-type="float">
            <text:p>158,5</text:p>
          </table:table-cell>
          <table:table-cell table:style-name="ce20" office:value-type="float" office:value="26.1072660186357" calcext:value-type="float">
            <text:p>26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60.586489314668" calcext:value-type="float">
            <text:p>260,6</text:p>
          </table:table-cell>
          <table:table-cell table:style-name="ce20" office:value-type="float" office:value="105.594864052166" calcext:value-type="float">
            <text:p>105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1.3553177482328" calcext:value-type="float">
            <text:p>71,4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7.443882405921" calcext:value-type="float">
            <text:p>107,4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7.8979007286131" calcext:value-type="float">
            <text:p>97,9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1021"/>
        </table:table-row>
        <table:table-row table:style-name="ro1" table:number-rows-repeated="10482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P0" style:volatile="true">
      <number:text>€ </number:text>
      <number:number number:decimal-places="0" loext:min-decimal-places="0" number:min-integer-digits="1" number:grouping="true"/>
    </number:number-style>
    <number:number-style style:name="N135">
      <number:text>-€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€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€ </number:text>
      <number:number number:decimal-places="2" loext:min-decimal-places="2" number:min-integer-digits="1" number:grouping="true"/>
    </number:number-style>
    <number:number-style style:name="N138">
      <number:text>-€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number:text> €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4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number:text> € 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3" loext:min-decimal-places="3" number:min-integer-digits="1"/>
    </number:number-style>
    <number:number-style style:name="N155">
      <number:number number:decimal-places="1" loext:min-decimal-places="1" number:min-integer-digits="1"/>
    </number:number-style>
    <number:currency-style style:name="N157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percentage-style style:name="N158">
      <number:number number:decimal-places="0" loext:min-decimal-places="0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asian="SimSun" style:font-family-asian="SimSun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.00.0000</text:date>, <text:time style:data-style-name="N2" text:time-value="20:27:19.19681619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6T20:30:47.747858280</dc:date>
    <meta:generator>LibreOffice/6.1.2.1$MacOSX_X86_64 LibreOffice_project/65905a128db06ba48db947242809d14d3f9a93fe</meta:generator>
    <meta:editing-duration>PT4M9S</meta:editing-duration>
    <meta:editing-cycles>5</meta:editing-cycles>
    <meta:document-statistic meta:table-count="2" meta:cell-count="6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5">
      <number:number number:decimal-places="1" loext:min-decimal-places="1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style:rotation-angle="0"/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5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5">
      <style:chart-properties chart:symbol-type="named-symbol" chart:symbol-name="diamond" chart:symbol-width="0.176cm" chart:symbol-height="0.176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8.444cm" svg:height="5.98cm" xlink:href=".." xlink:type="simple" chart:class="chart:scatter" chart:style-name="ch1">
        <chart:title svg:x="2.794cm" svg:y="0.252cm" chart:style-name="ch2">
          <text:p>European Option Payoff</text:p>
        </chart:title>
        <chart:plot-area chart:style-name="ch3" table:cell-range-address="MonteCarloBlackScholes.B39:MonteCarloBlackScholes.C288" svg:x="0.095cm" svg:y="0.983cm" svg:width="8.345cm" svg:height="4.504cm">
          <chartooo:coordinate-region svg:x="1.055cm" svg:y="1.142cm" svg:width="7.029cm" svg:height="3.78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MonteCarloBlackScholes.C39:MonteCarloBlackScholes.C288" chart:class="chart:scatter">
            <chart:domain table:cell-range-address="MonteCarloBlackScholes.B39:MonteCarloBlackScholes.B288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9.056998480871">
                <text:p>309.056998480871</text:p>
                <draw:g>
                  <svg:desc>MonteCarloBlackScholes.B39:MonteCarloBlackScholes.B288</svg:desc>
                </draw:g>
              </table:table-cell>
              <table:table-cell office:value-type="float" office:value="143.343734546675">
                <text:p>143.343734546675</text:p>
                <draw:g>
                  <svg:desc>MonteCarloBlackScholes.C39:MonteCarloBlackScholes.C2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9487694043639">
                <text:p>59.9487694043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5968197334578">
                <text:p>76.5968197334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.068668906819">
                <text:p>222.068668906819</text:p>
              </table:table-cell>
              <table:table-cell office:value-type="float" office:value="75.5971553563298">
                <text:p>75.5971553563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0529853520923">
                <text:p>46.0529853520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.307229014511">
                <text:p>125.307229014511</text:p>
              </table:table-cell>
              <table:table-cell office:value-type="float" office:value="0.23927019708333">
                <text:p>0.23927019708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.3788812780234">
                <text:p>84.3788812780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.012793615087">
                <text:p>111.012793615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.2769488033389">
                <text:p>66.2769488033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.4718852071058">
                <text:p>85.471885207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.165585879246">
                <text:p>116.165585879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6304960055578">
                <text:p>56.6304960055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.943874819569">
                <text:p>198.943874819569</text:p>
              </table:table-cell>
              <table:table-cell office:value-type="float" office:value="57.5875476128147">
                <text:p>57.58754761281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3.065447749233">
                <text:p>183.065447749233</text:p>
              </table:table-cell>
              <table:table-cell office:value-type="float" office:value="45.2214161764945">
                <text:p>45.22141617649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.7864572562356">
                <text:p>49.7864572562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.748490742699">
                <text:p>110.748490742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.26043804179">
                <text:p>101.26043804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418235305366">
                <text:p>86.418235305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.3227126658305">
                <text:p>77.3227126658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5094014982714">
                <text:p>62.5094014982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.4368322056444">
                <text:p>67.4368322056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3.509770911978">
                <text:p>113.50977091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.4591649254013">
                <text:p>78.4591649254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740482604354">
                <text:p>123.740482604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.089612318806">
                <text:p>131.089612318806</text:p>
              </table:table-cell>
              <table:table-cell office:value-type="float" office:value="4.74259484248758">
                <text:p>4.742594842487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.884234127637">
                <text:p>117.884234127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8.481263912654">
                <text:p>258.481263912654</text:p>
              </table:table-cell>
              <table:table-cell office:value-type="float" office:value="103.955312860536">
                <text:p>103.9553128605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8.704190738973">
                <text:p>208.704190738973</text:p>
              </table:table-cell>
              <table:table-cell office:value-type="float" office:value="65.1888892938707">
                <text:p>65.18888929387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.6817506711611">
                <text:p>68.681750671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.9631441725">
                <text:p>101.963144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9.573245117528">
                <text:p>149.573245117528</text:p>
              </table:table-cell>
              <table:table-cell office:value-type="float" office:value="19.1376625401364">
                <text:p>19.13766254013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5182227118561">
                <text:p>56.5182227118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6.597755207944">
                <text:p>146.597755207944</text:p>
              </table:table-cell>
              <table:table-cell office:value-type="float" office:value="16.820348668531">
                <text:p>16.8203486685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.310327286282">
                <text:p>127.310327286282</text:p>
              </table:table-cell>
              <table:table-cell office:value-type="float" office:value="1.79928469970741">
                <text:p>1.79928469970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.504377563077">
                <text:p>161.504377563077</text:p>
              </table:table-cell>
              <table:table-cell office:value-type="float" office:value="28.4296378316586">
                <text:p>28.42963783165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.864555497545">
                <text:p>195.864555497545</text:p>
              </table:table-cell>
              <table:table-cell office:value-type="float" office:value="55.1893713134951">
                <text:p>55.18937131349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.0862552145758">
                <text:p>79.0862552145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8.984932527738">
                <text:p>158.984932527738</text:p>
              </table:table-cell>
              <table:table-cell office:value-type="float" office:value="26.467492065231">
                <text:p>26.4674920652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8.542121535402">
                <text:p>278.542121535402</text:p>
              </table:table-cell>
              <table:table-cell office:value-type="float" office:value="119.578724486216">
                <text:p>119.5787244862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.4843571033246">
                <text:p>78.4843571033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.9512043817369">
                <text:p>80.9512043817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1.432787484972">
                <text:p>101.432787484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.2248351018009">
                <text:p>85.2248351018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0.978997482106">
                <text:p>160.978997482106</text:p>
              </table:table-cell>
              <table:table-cell office:value-type="float" office:value="28.0204714131882">
                <text:p>28.02047141318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103370109154">
                <text:p>135.103370109154</text:p>
              </table:table-cell>
              <table:table-cell office:value-type="float" office:value="7.86851255266935">
                <text:p>7.868512552669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8.731508780597">
                <text:p>108.731508780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.2342105596075">
                <text:p>68.2342105596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.520930754207">
                <text:p>198.520930754207</text:p>
              </table:table-cell>
              <table:table-cell office:value-type="float" office:value="57.2581584435147">
                <text:p>57.25815844351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5.860628617724">
                <text:p>215.860628617724</text:p>
              </table:table-cell>
              <table:table-cell office:value-type="float" office:value="70.7623287178437">
                <text:p>70.76232871784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5.760208482435">
                <text:p>335.760208482435</text:p>
              </table:table-cell>
              <table:table-cell office:value-type="float" office:value="164.140215406413">
                <text:p>164.1402154064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.8871980148642">
                <text:p>98.8871980148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7636804477435">
                <text:p>51.7636804477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8.184739444374">
                <text:p>128.184739444374</text:p>
              </table:table-cell>
              <table:table-cell office:value-type="float" office:value="2.48027757315713">
                <text:p>2.480277573157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0.10166070544">
                <text:p>120.10166070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8.937529873835">
                <text:p>188.937529873835</text:p>
              </table:table-cell>
              <table:table-cell office:value-type="float" office:value="49.794598333394">
                <text:p>49.7945983333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.3775313027267">
                <text:p>50.3775313027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0.990643129536">
                <text:p>120.990643129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.8329183395762">
                <text:p>55.8329183395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.2238204876231">
                <text:p>84.2238204876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3.171838677456">
                <text:p>133.171838677456</text:p>
              </table:table-cell>
              <table:table-cell office:value-type="float" office:value="6.3642343611358">
                <text:p>6.36423436113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.9945397367925">
                <text:p>72.9945397367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9.829397150269">
                <text:p>189.829397150269</text:p>
              </table:table-cell>
              <table:table-cell office:value-type="float" office:value="50.4891852666766">
                <text:p>50.48918526667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6.101397087088">
                <text:p>106.101397087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4.406721169149">
                <text:p>164.406721169149</text:p>
              </table:table-cell>
              <table:table-cell office:value-type="float" office:value="30.6899853048098">
                <text:p>30.68998530480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5.691678302595">
                <text:p>135.691678302595</text:p>
              </table:table-cell>
              <table:table-cell office:value-type="float" office:value="8.32668743440857">
                <text:p>8.326687434408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6.0018164333">
                <text:p>116.0018164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9.148712754966">
                <text:p>199.148712754966</text:p>
              </table:table-cell>
              <table:table-cell office:value-type="float" office:value="57.7470755573043">
                <text:p>57.74707555730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.111478444961">
                <text:p>148.111478444961</text:p>
              </table:table-cell>
              <table:table-cell office:value-type="float" office:value="17.9992375108732">
                <text:p>17.99923751087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.671907562846">
                <text:p>136.671907562846</text:p>
              </table:table-cell>
              <table:table-cell office:value-type="float" office:value="9.09009074988187">
                <text:p>9.090090749881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6.501041611234">
                <text:p>126.501041611234</text:p>
              </table:table-cell>
              <table:table-cell office:value-type="float" office:value="1.16901238225148">
                <text:p>1.169012382251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4.409947308376">
                <text:p>294.409947308376</text:p>
              </table:table-cell>
              <table:table-cell office:value-type="float" office:value="131.936599623849">
                <text:p>131.9365996238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2.749855208964">
                <text:p>182.749855208964</text:p>
              </table:table-cell>
              <table:table-cell office:value-type="float" office:value="44.9756324590012">
                <text:p>44.97563245900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7.75645872597">
                <text:p>157.75645872597</text:p>
              </table:table-cell>
              <table:table-cell office:value-type="float" office:value="25.5107557064314">
                <text:p>25.51075570643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.847513869885">
                <text:p>84.847513869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4.022514802681">
                <text:p>164.022514802681</text:p>
              </table:table-cell>
              <table:table-cell office:value-type="float" office:value="30.3907650857433">
                <text:p>30.39076508574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9.655044395936">
                <text:p>179.655044395936</text:p>
              </table:table-cell>
              <table:table-cell office:value-type="float" office:value="42.5653913743572">
                <text:p>42.56539137435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9.52707158577">
                <text:p>159.52707158577</text:p>
              </table:table-cell>
              <table:table-cell office:value-type="float" office:value="26.8897103881602">
                <text:p>26.88971038816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.353178588422">
                <text:p>79.353178588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.3694975194325">
                <text:p>63.3694975194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5.459793124514">
                <text:p>195.459793124514</text:p>
              </table:table-cell>
              <table:table-cell office:value-type="float" office:value="54.8741420604203">
                <text:p>54.87414206042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1.195778315128">
                <text:p>101.195778315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.1230539611018">
                <text:p>81.123053961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.761349851893">
                <text:p>121.76134985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3.827772677564">
                <text:p>203.827772677564</text:p>
              </table:table-cell>
              <table:table-cell office:value-type="float" office:value="61.3911310890612">
                <text:p>61.39113108906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6.904440775848">
                <text:p>206.904440775848</text:p>
              </table:table-cell>
              <table:table-cell office:value-type="float" office:value="63.7872426132561">
                <text:p>63.78724261325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6.986279893295">
                <text:p>196.986279893295</text:p>
              </table:table-cell>
              <table:table-cell office:value-type="float" office:value="56.0629711512951">
                <text:p>56.06297115129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4.447555348525">
                <text:p>154.447555348525</text:p>
              </table:table-cell>
              <table:table-cell office:value-type="float" office:value="22.9337791649694">
                <text:p>22.93377916496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.8228711428225">
                <text:p>89.8228711428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.667582653754">
                <text:p>67.667582653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8.0136781266774">
                <text:p>98.0136781266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.2687550306141">
                <text:p>73.2687550306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8.861372481551">
                <text:p>118.861372481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7.19336964843">
                <text:p>207.19336964843</text:p>
              </table:table-cell>
              <table:table-cell office:value-type="float" office:value="64.0122606454746">
                <text:p>64.01226064547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4.329166862991">
                <text:p>114.329166862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.632696325837">
                <text:p>220.632696325837</text:p>
              </table:table-cell>
              <table:table-cell office:value-type="float" office:value="74.4788187857917">
                <text:p>74.47881878579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.5516941921532">
                <text:p>62.551694192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4.610120788235">
                <text:p>124.610120788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.4273651548952">
                <text:p>60.4273651548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.654281521168">
                <text:p>49.654281521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6.647219701479">
                <text:p>226.647219701479</text:p>
              </table:table-cell>
              <table:table-cell office:value-type="float" office:value="79.1629343005433">
                <text:p>79.16293430054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458190894379">
                <text:p>109.458190894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.7705513226936">
                <text:p>56.7705513226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6.4065086132324">
                <text:p>66.4065086132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8.027539163697">
                <text:p>148.027539163697</text:p>
              </table:table-cell>
              <table:table-cell office:value-type="float" office:value="17.9338655328947">
                <text:p>17.93386553289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8.1780325389436">
                <text:p>68.1780325389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.0402188741184">
                <text:p>95.040218874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6.553284562209">
                <text:p>166.553284562209</text:p>
              </table:table-cell>
              <table:table-cell office:value-type="float" office:value="32.3617305562372">
                <text:p>32.36173055623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.114150835702">
                <text:p>107.114150835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.8264814675954">
                <text:p>82.8264814675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3.227684313991">
                <text:p>103.22768431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8.555176195401">
                <text:p>118.555176195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2.862704722385">
                <text:p>172.862704722385</text:p>
              </table:table-cell>
              <table:table-cell office:value-type="float" office:value="37.2755119177089">
                <text:p>37.27551191770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.1439241131612">
                <text:p>37.143924113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9.94950749527">
                <text:p>179.94950749527</text:p>
              </table:table-cell>
              <table:table-cell office:value-type="float" office:value="42.7947194667042">
                <text:p>42.79471946670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4.5866591227033">
                <text:p>84.5866591227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8.629565023456">
                <text:p>188.629565023456</text:p>
              </table:table-cell>
              <table:table-cell office:value-type="float" office:value="49.5547550667602">
                <text:p>49.55475506676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3.379162131339">
                <text:p>223.379162131339</text:p>
              </table:table-cell>
              <table:table-cell office:value-type="float" office:value="76.6177685057953">
                <text:p>76.61776850579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1.027286154752">
                <text:p>151.027286154752</text:p>
              </table:table-cell>
              <table:table-cell office:value-type="float" office:value="20.2700708385445">
                <text:p>20.27007083854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931746377335">
                <text:p>111.931746377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8.135302187504">
                <text:p>108.135302187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8.212520522614">
                <text:p>128.212520522614</text:p>
              </table:table-cell>
              <table:table-cell office:value-type="float" office:value="2.5019134986451">
                <text:p>2.50191349864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3.938284474528">
                <text:p>113.938284474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4.291605615278">
                <text:p>224.291605615278</text:p>
              </table:table-cell>
              <table:table-cell office:value-type="float" office:value="77.328380205596">
                <text:p>77.3283802055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4.789493634963">
                <text:p>184.789493634963</text:p>
              </table:table-cell>
              <table:table-cell office:value-type="float" office:value="46.5641044623518">
                <text:p>46.56410446235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.547320599131">
                <text:p>129.547320599131</text:p>
              </table:table-cell>
              <table:table-cell office:value-type="float" office:value="3.54145684348016">
                <text:p>3.541456843480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7.56300342999">
                <text:p>137.56300342999</text:p>
              </table:table-cell>
              <table:table-cell office:value-type="float" office:value="9.78407690900472">
                <text:p>9.784076909004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.9777030066083">
                <text:p>77.9777030066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1.698382307219">
                <text:p>101.698382307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4.574489203618">
                <text:p>124.574489203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6.546242072456">
                <text:p>116.546242072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8.617583801986">
                <text:p>188.617583801986</text:p>
              </table:table-cell>
              <table:table-cell office:value-type="float" office:value="49.5454240820976">
                <text:p>49.54542408209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6.771513845129">
                <text:p>106.771513845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7.090522345857">
                <text:p>187.090522345857</text:p>
              </table:table-cell>
              <table:table-cell office:value-type="float" office:value="48.3561474242662">
                <text:p>48.35614742426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.0563621092755">
                <text:p>66.0563621092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.9022660890661">
                <text:p>74.9022660890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2.15172657285">
                <text:p>222.15172657285</text:p>
              </table:table-cell>
              <table:table-cell office:value-type="float" office:value="75.6618407316744">
                <text:p>75.66184073167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.411867509779">
                <text:p>170.411867509779</text:p>
              </table:table-cell>
              <table:table-cell office:value-type="float" office:value="35.3667979773507">
                <text:p>35.36679797735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9.223057432696">
                <text:p>329.223057432696</text:p>
              </table:table-cell>
              <table:table-cell office:value-type="float" office:value="159.04907704982">
                <text:p>159.049077049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6.5842664202273">
                <text:p>96.5842664202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7.830172312307">
                <text:p>117.83017231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8.826730357871">
                <text:p>178.826730357871</text:p>
              </table:table-cell>
              <table:table-cell office:value-type="float" office:value="41.9202997528832">
                <text:p>41.92029975288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3.1707816446744">
                <text:p>83.1707816446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1.439777362537">
                <text:p>241.439777362537</text:p>
              </table:table-cell>
              <table:table-cell office:value-type="float" office:value="90.6833897906037">
                <text:p>90.68338979060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9.371373563894">
                <text:p>139.371373563894</text:p>
              </table:table-cell>
              <table:table-cell office:value-type="float" office:value="11.1924369853725">
                <text:p>11.19243698537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4.320237186259">
                <text:p>134.320237186259</text:p>
              </table:table-cell>
              <table:table-cell office:value-type="float" office:value="7.25860801906986">
                <text:p>7.258608019069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9.411893748771">
                <text:p>189.411893748771</text:p>
              </table:table-cell>
              <table:table-cell office:value-type="float" office:value="50.1640332906549">
                <text:p>50.16403329065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8.81119668864">
                <text:p>258.81119668864</text:p>
              </table:table-cell>
              <table:table-cell office:value-type="float" office:value="104.212264764835">
                <text:p>104.2122647648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9970029867587">
                <text:p>36.997002986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0.2447858373412">
                <text:p>80.2447858373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9.659700059704">
                <text:p>109.659700059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7.071329169423">
                <text:p>127.071329169423</text:p>
              </table:table-cell>
              <table:table-cell office:value-type="float" office:value="1.61315277914555">
                <text:p>1.613152779145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.5163754723202">
                <text:p>90.5163754723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2.938259316508">
                <text:p>122.938259316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7.393840554774">
                <text:p>117.393840554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8.519571896101">
                <text:p>108.519571896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8.062623313515">
                <text:p>88.062623313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6.5692462287566">
                <text:p>46.5692462287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4.0855334161794">
                <text:p>74.085533416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3.629474990923">
                <text:p>143.629474990923</text:p>
              </table:table-cell>
              <table:table-cell office:value-type="float" office:value="14.5086497111397">
                <text:p>14.50864971113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3.1449102142143">
                <text:p>83.1449102142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.834813461722">
                <text:p>90.83481346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1.79125705556">
                <text:p>221.79125705556</text:p>
              </table:table-cell>
              <table:table-cell office:value-type="float" office:value="75.3811067893357">
                <text:p>75.38110678933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1.732526846635">
                <text:p>301.732526846635</text:p>
              </table:table-cell>
              <table:table-cell office:value-type="float" office:value="137.639430302347">
                <text:p>137.6394303023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4.086719878592">
                <text:p>104.086719878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9.7804983406978">
                <text:p>99.7804983406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.450914262562">
                <text:p>49.450914262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8.5354316151847">
                <text:p>78.535431615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3.333151311586">
                <text:p>213.333151311586</text:p>
              </table:table-cell>
              <table:table-cell office:value-type="float" office:value="68.793927412628">
                <text:p>68.7939274126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.2961094356639">
                <text:p>49.2961094356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2.786420186419">
                <text:p>102.786420186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7.769184856855">
                <text:p>137.769184856855</text:p>
              </table:table-cell>
              <table:table-cell office:value-type="float" office:value="9.94465116570208">
                <text:p>9.944651165702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.293347635923">
                <text:p>176.293347635923</text:p>
              </table:table-cell>
              <table:table-cell office:value-type="float" office:value="39.9472993052107">
                <text:p>39.94729930521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5.4119041578684">
                <text:p>65.4119041578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8.5440211981284">
                <text:p>98.544021198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7.879305279919">
                <text:p>157.879305279919</text:p>
              </table:table-cell>
              <table:table-cell office:value-type="float" office:value="25.6064286988449">
                <text:p>25.60642869884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5.35692019201">
                <text:p>125.35692019201</text:p>
              </table:table-cell>
              <table:table-cell office:value-type="float" office:value="0.277969725031723">
                <text:p>0.2779697250317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7.984002548845">
                <text:p>537.984002548845</text:p>
              </table:table-cell>
              <table:table-cell office:value-type="float" office:value="321.632264581003">
                <text:p>321.6322645810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0.43082057634">
                <text:p>140.43082057634</text:p>
              </table:table-cell>
              <table:table-cell office:value-type="float" office:value="12.0175351482882">
                <text:p>12.01753514828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3.500861411445">
                <text:p>113.50086141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7.475204269295">
                <text:p>137.475204269295</text:p>
              </table:table-cell>
              <table:table-cell office:value-type="float" office:value="9.71569885390293">
                <text:p>9.715698853902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2.078300469754">
                <text:p>102.078300469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4.610925588528">
                <text:p>194.610925588528</text:p>
              </table:table-cell>
              <table:table-cell office:value-type="float" office:value="54.2130433586712">
                <text:p>54.21304335867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6.238760980343">
                <text:p>256.238760980343</text:p>
              </table:table-cell>
              <table:table-cell office:value-type="float" office:value="102.208849820812">
                <text:p>102.2088498208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2.4121437833124">
                <text:p>72.4121437833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5.787020538543">
                <text:p>175.787020538543</text:p>
              </table:table-cell>
              <table:table-cell office:value-type="float" office:value="39.5529713652809">
                <text:p>39.55297136528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5.69758841515">
                <text:p>225.69758841515</text:p>
              </table:table-cell>
              <table:table-cell office:value-type="float" office:value="78.4233607111212">
                <text:p>78.42336071112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9.532744978744">
                <text:p>149.532744978744</text:p>
              </table:table-cell>
              <table:table-cell office:value-type="float" office:value="19.1061210003368">
                <text:p>19.10612100033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7.6194356085289">
                <text:p>77.6194356085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.6956173251923">
                <text:p>79.695617325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3.650869490868">
                <text:p>143.650869490868</text:p>
              </table:table-cell>
              <table:table-cell office:value-type="float" office:value="14.5253117644508">
                <text:p>14.52531176445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03526068778">
                <text:p>118.303526068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4.181829543806">
                <text:p>174.181829543806</text:p>
              </table:table-cell>
              <table:table-cell office:value-type="float" office:value="38.3028473616001">
                <text:p>38.30284736160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4.600343664845">
                <text:p>74.600343664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.157940662974">
                <text:p>209.157940662974</text:p>
              </table:table-cell>
              <table:table-cell office:value-type="float" office:value="65.542270090001">
                <text:p>65.5422700900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8.044081124157">
                <text:p>68.044081124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6.641658943814">
                <text:p>146.641658943814</text:p>
              </table:table-cell>
              <table:table-cell office:value-type="float" office:value="16.8545409324068">
                <text:p>16.85454093240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2.412279781407">
                <text:p>82.41227978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.2527660048327">
                <text:p>84.2527660048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4.352085836514">
                <text:p>164.352085836514</text:p>
              </table:table-cell>
              <table:table-cell office:value-type="float" office:value="30.6474352649704">
                <text:p>30.64743526497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5.617275149114">
                <text:p>145.617275149114</text:p>
              </table:table-cell>
              <table:table-cell office:value-type="float" office:value="16.0567500309284">
                <text:p>16.05675003092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4.065582978503">
                <text:p>154.065582978503</text:p>
              </table:table-cell>
              <table:table-cell office:value-type="float" office:value="22.6362987840854">
                <text:p>22.63629878408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9.1621291422158">
                <text:p>79.1621291422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6.885302740066">
                <text:p>146.885302740066</text:p>
              </table:table-cell>
              <table:table-cell office:value-type="float" office:value="17.0442909117183">
                <text:p>17.04429091171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7.495469232642">
                <text:p>107.495469232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1.434643685321">
                <text:p>101.434643685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0.566078253108">
                <text:p>250.566078253108</text:p>
              </table:table-cell>
              <table:table-cell office:value-type="float" office:value="97.7909600707256">
                <text:p>97.79096007072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3.110449800583">
                <text:p>273.110449800583</text:p>
              </table:table-cell>
              <table:table-cell office:value-type="float" office:value="115.348534285752">
                <text:p>115.3485342857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3.416987686031">
                <text:p>153.416987686031</text:p>
              </table:table-cell>
              <table:table-cell office:value-type="float" office:value="22.1311722624113">
                <text:p>22.13117226241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2.639719471641">
                <text:p>222.639719471641</text:p>
              </table:table-cell>
              <table:table-cell office:value-type="float" office:value="76.0418899833865">
                <text:p>76.04188998338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3.881191885442">
                <text:p>143.881191885442</text:p>
              </table:table-cell>
              <table:table-cell office:value-type="float" office:value="14.7046870257033">
                <text:p>14.70468702570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.012291852101">
                <text:p>147.012291852101</text:p>
              </table:table-cell>
              <table:table-cell office:value-type="float" office:value="17.1431901316124">
                <text:p>17.14319013161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3.61817293518">
                <text:p>123.6181729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6.90899029123">
                <text:p>156.90899029123</text:p>
              </table:table-cell>
              <table:table-cell office:value-type="float" office:value="24.8507466258274">
                <text:p>24.85074662582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2.4233720734536">
                <text:p>82.4233720734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6.9689054691376">
                <text:p>66.968905469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2.732546286105">
                <text:p>292.732546286105</text:p>
              </table:table-cell>
              <table:table-cell office:value-type="float" office:value="130.63023839418">
                <text:p>130.630238394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9.199143239167">
                <text:p>159.199143239167</text:p>
              </table:table-cell>
              <table:table-cell office:value-type="float" office:value="26.634319535034">
                <text:p>26.6343195350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6.6715131323412">
                <text:p>96.6715131323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7.26080403175">
                <text:p>117.26080403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1.717774191189">
                <text:p>141.717774191189</text:p>
              </table:table-cell>
              <table:table-cell office:value-type="float" office:value="13.0198156313091">
                <text:p>13.01981563130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3.4360270157166">
                <text:p>43.4360270157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1.9434795368178">
                <text:p>71.9434795368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9.829020361072">
                <text:p>129.829020361072</text:p>
              </table:table-cell>
              <table:table-cell office:value-type="float" office:value="3.76084483867054">
                <text:p>3.760844838670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7.871967221389">
                <text:p>107.87196722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0.257825398558">
                <text:p>170.257825398558</text:p>
              </table:table-cell>
              <table:table-cell office:value-type="float" office:value="35.2468298605062">
                <text:p>35.24682986050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1.2904627281319">
                <text:p>91.2904627281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7.080346955014">
                <text:p>117.080346955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0.4715522471">
                <text:p>80.4715522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9.1725439562744">
                <text:p>89.1725439562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3.6165471101974">
                <text:p>93.616547110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2.0034511493257">
                <text:p>72.0034511493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2.327378016125">
                <text:p>122.327378016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2.22164618651">
                <text:p>132.22164618651</text:p>
              </table:table-cell>
              <table:table-cell office:value-type="float" office:value="5.6242237051188">
                <text:p>5.62422370511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5.917014077485">
                <text:p>135.917014077485</text:p>
              </table:table-cell>
              <table:table-cell office:value-type="float" office:value="8.50217911234669">
                <text:p>8.502179112346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1.729583321941">
                <text:p>131.729583321941</text:p>
              </table:table-cell>
              <table:table-cell office:value-type="float" office:value="5.24100476087191">
                <text:p>5.241004760871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2.924726571504">
                <text:p>152.924726571504</text:p>
              </table:table-cell>
              <table:table-cell office:value-type="float" office:value="21.7477989209419">
                <text:p>21.74779892094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1.054490963873">
                <text:p>221.054490963873</text:p>
              </table:table-cell>
              <table:table-cell office:value-type="float" office:value="74.8073127801898">
                <text:p>74.80731278018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7.0065623754044">
                <text:p>57.0065623754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3.432553102065">
                <text:p>113.432553102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6.25429575186">
                <text:p>156.25429575186</text:p>
              </table:table-cell>
              <table:table-cell office:value-type="float" office:value="24.3408700058937">
                <text:p>24.34087000589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3.254594910084">
                <text:p>163.254594910084</text:p>
              </table:table-cell>
              <table:table-cell office:value-type="float" office:value="29.7927084720531">
                <text:p>29.79270847205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0.4969783361604">
                <text:p>70.496978336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.413611551123">
                <text:p>121.41361155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0.38549066392">
                <text:p>250.38549066392</text:p>
              </table:table-cell>
              <table:table-cell office:value-type="float" office:value="97.6503183148534">
                <text:p>97.65031831485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7.256018020851">
                <text:p>127.256018020851</text:p>
              </table:table-cell>
              <table:table-cell office:value-type="float" office:value="1.75698860126187">
                <text:p>1.756988601261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8.522393128156">
                <text:p>158.522393128156</text:p>
              </table:table-cell>
              <table:table-cell office:value-type="float" office:value="26.1072660186357">
                <text:p>26.10726601863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0.586489314668">
                <text:p>260.586489314668</text:p>
              </table:table-cell>
              <table:table-cell office:value-type="float" office:value="105.594864052166">
                <text:p>105.5948640521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1.3553177482328">
                <text:p>71.3553177482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7.443882405921">
                <text:p>107.44388240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7.8979007286131">
                <text:p>97.89790072861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MacOSX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style:rotation-angle="0"/>
      <style:text-properties fo:color="#000000" fo:font-size="8pt" style:font-size-asian="8pt" style:font-family-complex="Arial" style:font-size-complex="8pt"/>
    </style:style>
    <style:style style:name="ch3" style:family="chart">
      <style:chart-properties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1" chart:tick-mark-position="at-axis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link-data-style-to-source="true"/>
      <style:graphic-properties draw:fill-color="#000080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8.444cm" svg:height="5.98cm" xlink:href=".." xlink:type="simple" chart:class="chart:bar" chart:style-name="ch1">
        <chart:title svg:x="3.574cm" svg:y="0.252cm" chart:style-name="ch2">
          <text:p>Distribution</text:p>
        </chart:title>
        <chart:plot-area chart:style-name="ch3" table:cell-range-address="MonteCarloBlackScholes.E39:MonteCarloBlackScholes.F59" chart:data-source-has-labels="column" svg:x="0.258cm" svg:y="0.983cm" svg:width="8.017cm" svg:height="4.802cm">
          <chartooo:coordinate-region svg:x="0.824cm" svg:y="1.142cm" svg:width="7.451cm" svg:height="3.836cm"/>
          <chart:axis chart:dimension="x" chart:name="primary-x" chart:style-name="ch4" chartooo:axis-type="auto">
            <chartooo:date-scale/>
            <chart:categories table:cell-range-address="MonteCarloBlackScholes.E39:MonteCarloBlackScholes.E59"/>
          </chart:axis>
          <chart:axis chart:dimension="y" chart:name="primary-y" chart:style-name="ch5">
            <chart:grid chart:class="major"/>
          </chart:axis>
          <chart:series chart:style-name="ch6" chart:values-cell-range-address="MonteCarloBlackScholes.F39:MonteCarloBlackScholes.F59" chart:class="chart:ba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onteCarloBlackScholes.E39:MonteCarloBlackScholes.E59</svg:desc>
                </draw:g>
              </table:table-cell>
              <table:table-cell office:value-type="float" office:value="0">
                <text:p>0</text:p>
                <draw:g>
                  <svg:desc>MonteCarloBlackScholes.F39:MonteCarloBlackScholes.F59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MacOSX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